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9"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0"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1" style:family="paragraph" style:parent-style-name="Preformatted_20_Text">
      <style:text-properties fo:font-size="13pt" officeooo:paragraph-rsid="01afb070" style:font-size-asian="13pt" style:font-size-complex="13pt"/>
    </style:style>
    <style:style style:name="P12" style:family="paragraph" style:parent-style-name="Preformatted_20_Text">
      <style:text-properties fo:font-size="13pt" officeooo:rsid="01b3d6be" officeooo:paragraph-rsid="01b3d6be" style:font-size-asian="13pt" style:font-size-complex="13pt"/>
    </style:style>
    <style:style style:name="P13" style:family="paragraph" style:parent-style-name="Preformatted_20_Text">
      <style:text-properties fo:font-size="13pt" officeooo:paragraph-rsid="01c26751" style:font-size-asian="13pt" style:font-size-complex="13pt"/>
    </style:style>
    <style:style style:name="P14"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5"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6"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17"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1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9"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20" style:family="paragraph" style:parent-style-name="Preformatted_20_Text">
      <style:text-properties fo:font-size="13pt" officeooo:paragraph-rsid="01c4b317" style:font-size-asian="13pt" style:font-size-complex="13pt"/>
    </style:style>
    <style:style style:name="P21" style:family="paragraph" style:parent-style-name="Preformatted_20_Text">
      <style:text-properties fo:font-size="13pt" officeooo:rsid="01b3d6be" officeooo:paragraph-rsid="01b3d6be" style:font-size-asian="13pt" style:font-size-complex="13pt"/>
    </style:style>
    <style:style style:name="P22" style:family="paragraph" style:parent-style-name="Preformatted_20_Text">
      <style:text-properties style:font-name="Liberation Sans" fo:font-size="13pt" fo:font-style="normal" style:text-underline-style="none" officeooo:rsid="01a2f98b" officeooo:paragraph-rsid="01c46dc0" style:font-name-asian="Nimbus Mono L" style:font-size-asian="13pt" style:font-style-asian="normal" style:font-name-complex="Liberation Mono" style:font-size-complex="13pt" style:font-style-complex="normal"/>
    </style:style>
    <style:style style:name="P23"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be723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bd15c1"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c3baf8"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be7238"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46dc0" style:font-name-asian="Nimbus Mono L" style:font-style-asian="normal" style:font-name-complex="Liberation Mono" style:font-style-complex="normal"/>
    </style:style>
    <style:style style:name="T19"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bfd243"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c06a75"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0083d4b" fo:background-color="transparent" loext:char-shading-value="0" style:font-style-asian="normal" style:font-style-complex="normal"/>
    </style:style>
    <style:style style:name="T36" style:family="text">
      <style:text-properties style:font-name="Liberation Sans" fo:font-style="normal" style:text-underline-style="none" officeooo:rsid="013c55a1" fo:background-color="transparent" loext:char-shading-value="0" style:font-style-asian="normal" style:font-style-complex="normal"/>
    </style:style>
    <style:style style:name="T37" style:family="text">
      <style:text-properties fo:font-weight="bold" style:font-weight-asian="bold" style:font-weight-complex="bold"/>
    </style:style>
    <style:style style:name="T38" style:family="text">
      <style:text-properties fo:font-weight="bold" officeooo:rsid="000dd66a" style:font-weight-asian="bold" style:font-weight-complex="bold"/>
    </style:style>
    <style:style style:name="T39" style:family="text">
      <style:text-properties fo:font-weight="bold" officeooo:rsid="0160cefc" style:font-weight-asian="bold" style:font-weight-complex="bold"/>
    </style:style>
    <style:style style:name="T40" style:family="text">
      <style:text-properties officeooo:rsid="0193b9d9"/>
    </style:style>
    <style:style style:name="T41" style:family="text">
      <style:text-properties officeooo:rsid="0195e979"/>
    </style:style>
    <style:style style:name="T42" style:family="text">
      <style:text-properties officeooo:rsid="019615ac"/>
    </style:style>
    <style:style style:name="T43" style:family="text">
      <style:text-properties officeooo:rsid="0048b50d"/>
    </style:style>
    <style:style style:name="T44" style:family="text">
      <style:text-properties officeooo:rsid="019e4a2a"/>
    </style:style>
    <style:style style:name="T45" style:family="text">
      <style:text-properties officeooo:rsid="01bb3822"/>
    </style:style>
    <style:style style:name="T46" style:family="text">
      <style:text-properties officeooo:rsid="01bfd243"/>
    </style:style>
    <style:style style:name="T47" style:family="text">
      <style:text-properties officeooo:rsid="01c46d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7">13</text:span><text:span text:style-name="T5">th</text:span><text:span text:style-name="T4"> </text:span><text:span text:style-name="T7">Octo</text:span><text:span text:style-name="T6">ber</text:span><text:span text:style-name="T1"> 20</text:span><text:span text:style-name="T2">2</text:span><text:span text:style-name="T3">4</text:span></text:p>
      <text:p text:style-name="P17">Psalm 31:24</text:p>
      <text:p text:style-name="P23">Be strong, and let your heart take courage, all you who wait for the Lord!</text:p>
      <text:p text:style-name="P7"/>
      <text:p text:style-name="P7">Thanks to God</text:p>
      <text:p text:style-name="P11"><text:span text:style-name="T11">O </text:span><text:span text:style-name="T13">L</text:span><text:span text:style-name="T9">o</text:span><text:span text:style-name="T13">r</text:span><text:span text:style-name="T9">d,</text:span><text:span text:style-name="T8"> </text:span><text:span text:style-name="T10">we </text:span><text:span text:style-name="T16">come </text:span><text:span text:style-name="T18">into</text:span><text:span text:style-name="T17"> You</text:span><text:span text:style-name="T18">r Presence today</text:span><text:span text:style-name="T17">, </text:span><text:span text:style-name="T15">giv</text:span><text:span text:style-name="T16">ing</text:span><text:span text:style-name="T14"> </text:span><text:span text:style-name="T15">thanks </text:span><text:span text:style-name="T16">that our salvation </text:span><text:span text:style-name="T18">is not something we </text:span><text:span text:style-name="T16">ourselves </text:span><text:span text:style-name="T18">have achieved</text:span><text:span text:style-name="T12">, </text:span><text:span text:style-name="T18">for we are weak, changeable and lost in a world which does not want to know You. However, You are the LORD Almighty, strong to save, faithful in love, yet righteous in judgement.</text:span><text:span text:style-name="T12"> </text:span><text:span text:style-name="T18">Because </text:span><text:span text:style-name="T17">Jesus Christ the Righteous One </text:span><text:span text:style-name="T18">has taken the penalty which was rightly ours, and dealt with the guilt we know within, we can be free</text:span><text:span text:style-name="T16">.</text:span></text:p>
      <text:p text:style-name="P2"/>
      <text:p text:style-name="P8"><text:span text:style-name="T37">The Wide World...</text:span><text:span text:style-name="T38"> a</text:span><text:span text:style-name="T37">nd the </text:span><text:span text:style-name="T39">W</text:span><text:span text:style-name="T37">ider Church</text:span></text:p>
      <text:p text:style-name="P22"><text:span text:style-name="T47">Lord, You have called us to persist in prayer, whether we are many or few, because You are the Only God, the One Who answers prayer. </text:span></text:p>
      <text:p text:style-name="P22"/>
      <text:p text:style-name="P22"><text:span text:style-name="T45">We </text:span><text:span text:style-name="T47">continue to </text:span><text:span text:style-name="T45">pray that the Prince of Peace would bring the peace we long for. </text:span><text:span text:style-name="T47">And</text:span><text:span text:style-name="T46"> in the meantime, we pray for the peace of Jerusalem, and for the nation of Israel, as it fights to preserve its own freedom and oppose tyranny and terrorism. </text:span><text:span text:style-name="T47">We pray against the expressions of anti-Semitism we have seen displayed at demonstrations and rallies around the world, and we are distressed at Australia’s weakness in international forums.</text:span></text:p>
      <text:p text:style-name="P4"/>
      <text:p text:style-name="P3"><text:span text:style-name="T40">We </text:span><text:span text:style-name="T44">again </text:span><text:span text:style-name="T41">pray</text:span><text:span text:style-name="T40"> </text:span><text:span text:style-name="T41">for our nation, our State and our communit</text:span><text:span text:style-name="T42">ies</text:span><text:span text:style-name="T41"> to turn back to You. We </text:span><text:span text:style-name="T47">give thanks for the many thousands who joined the March for the Babies in the city yesterday, quietly and respectfully protesting at the ongoing slaughter of so many innocent lives. We pray that Your church would declare with one voice that You are the God of life, Who has overcome death.</text:span></text:p>
      <text:p text:style-name="P3"/>
      <text:p text:style-name="P19"><text:span text:style-name="T37">Ashburton</text:span></text:p>
      <text:p text:style-name="P20"><text:span text:style-name="T21">We pray for our</text:span><text:span text:style-name="T22">selves as we </text:span><text:span text:style-name="T25">seek to </text:span><text:span text:style-name="T34">demonstrate Your grace in our lives through the daily routines</text:span><text:span text:style-name="T30">, </text:span><text:span text:style-name="T34">the ups and the downs of our lives. We thank You for Your Word which calls us to take courage, and to know that Your face shines upon us even when our human weaknesses try to bring us down to despair. Help us we pray to look up to You and remember </text:span><text:span text:style-name="T32">the great salvation You have provided in Jesus</text:span><text:span text:style-name="T23">.</text:span></text:p>
      <text:p text:style-name="P20"><text:span text:style-name="T23"/></text:p>
      <text:p text:style-name="P20"><text:span text:style-name="T30">We </text:span><text:span text:style-name="T32">pray for our public witness through the Carols service in December. Help us to plan activities to demonstrate Your love working through us towards the visitors who come</text:span><text:span text:style-name="T27">.</text:span></text:p>
      <text:p text:style-name="P5"/>
      <text:p text:style-name="P12"><text:span text:style-name="T27">W</text:span><text:span text:style-name="T19">e thank You Lord for </text:span><text:span text:style-name="T34">Josh Lyddy and his family with us today. Grant him a clear mind and strong voice to deliver what You have given him for our edification today.</text:span></text:p>
      <text:p text:style-name="P12"><text:span text:style-name="T34"><text:line-break/>And we pray for our diligent attention to Your Word, so that the world may know that only Jesus saves!</text:span></text:p>
      <text:p text:style-name="P5"/>
      <text:p text:style-name="P13"><text:span text:style-name="T26">In </text:span><text:span text:style-name="T34">His</text:span><text:span text:style-name="T20"> </text:span><text:span text:style-name="T29">Precious Name </text:span><text:span text:style-name="T33">we pray</text:span><text:span text:style-name="T36">, </text:span><text:span text:style-name="T35">Amen.</text:span></text:p>
      <text:p text:style-name="P9">Our Father, Who is in heaven,<text:line-break/>hallowed be Your name;<text:line-break/>Your kingdom come;<text:line-break/>Your will be done,<text:line-break/>on earth as it is in heaven.</text:p>
      <text:p text:style-name="P10"/>
      <text:p text:style-name="P10">Give us this day our daily bread.<text:line-break/>And forgive us our trespasses,<text:line-break/>as we forgive those that trespass against us.<text:line-break/>Lead us not into temptation;<text:line-break/>but deliver us from evil.</text:p>
      <text:p text:style-name="P10"/>
      <text:p text:style-name="P10">For Yours is the kingdom,<text:line-break/>the power, and the glory,<text:line-break/>for ever and ever.<text:line-break/>Amen.</text:p>
      <text:p text:style-name="P10"/>
      <text:p text:style-name="P15">They shall not grow old, as we that are left grow old.</text:p>
      <text:p text:style-name="P16">Age shall not weary them, nor the years condemn.</text:p>
      <text:p text:style-name="P16">At the going <text:span text:style-name="T43">d</text:span>own of the sun, and in the morning, </text:p>
      <text:p text:style-name="P16">We WILL remember them.</text:p>
      <text:p text:style-name="P14">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10-12T21:53:48.196418542</dc:date>
    <meta:editing-duration>PT16H10M24S</meta:editing-duration>
    <meta:editing-cycles>182</meta:editing-cycles>
    <meta:generator>LibreOffice/24.2.5.2$Linux_X86_64 LibreOffice_project/420$Build-2</meta:generator>
    <meta:print-date>2024-06-08T21:59:09.625322674</meta:print-date>
    <meta:document-statistic meta:table-count="0" meta:image-count="0" meta:object-count="0" meta:page-count="3" meta:paragraph-count="24" meta:word-count="559" meta:character-count="2993" meta:non-whitespace-character-count="2455"/>
  </office:meta>
</office:document-meta>
</file>